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24pt" fo:font-style="italic" style:font-size-asian="24pt" style:font-style-asian="italic" style:font-size-complex="24pt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fo:font-style="italic" style:font-size-asian="24pt" style:font-style-asian="italic" style:font-size-complex="24pt"/>
    </style:style>
    <style:style style:name="T3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Architecture Final Project</text:span></text:p>
      <text:p text:style-name="P1"><text:span text:style-name="T2">CMS ADD Iterations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4"><text:span text:style-name="T3">Gabriel Gelgor<text:tab/>100614547</text:span></text:p>
      <text:p text:style-name="P4"><text:span text:style-name="T3">Ethan Wallace<text:tab/>100632495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" meta:word-count="12" meta:character-count="91" meta:non-whitespace-character-count="83"/>
    <meta:generator>LibreOfficeDev/6.0.5.2$Linux_X86_64 LibreOffice_project/</meta:generator>
  </office:meta>
</office:document-meta>
</file>